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Glossy-title">
      <style:graphic-properties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outline1">
      <style:graphic-properties draw:auto-grow-height="true" fo:min-height="13.8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outline1">
      <style:graphic-properties draw:auto-grow-height="true" fo:min-height="6.611cm"/>
    </style:style>
    <style:style style:name="pr7" style:family="presentation" style:parent-style-name="Glossy-notes">
      <style:graphic-properties draw:fill-color="#ffffff" draw:auto-grow-height="true" fo:min-height="13.365cm"/>
    </style:style>
    <style:style style:name="pr8" style:family="presentation" style:parent-style-name="Glossy-outline1">
      <style:graphic-properties fo:min-height="6.36cm"/>
    </style:style>
    <style:style style:name="P1" style:family="paragraph">
      <style:paragraph-properties fo:margin-top="0cm" fo:margin-bottom="0.5cm" fo:line-height="100%">
        <style:tab-stops/>
      </style:paragraph-properties>
    </style:style>
    <style:style style:name="P2" style:family="paragraph">
      <style:paragraph-properties fo:margin-top="0cm" fo:margin-bottom="0.5cm" fo:line-height="100%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ize="24pt" style:text-underline-style="none" style:font-size-asian="24pt" style:font-size-complex="24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Fourth Year Project</text:p>
          </draw:text-box>
        </draw:frame>
        <draw:frame presentation:style-name="pr2" draw:layer="layout" svg:width="25.199cm" svg:height="13.609cm" svg:x="1.4cm" svg:y="5.039cm" presentation:class="subtitle">
          <draw:text-box>
            <text:p><text:span text:style-name="T1">Scheme To Lua Translator</text:span></text:p>
            <text:p/>
            <text:p>George Boyl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Basic Info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xploration of the similarities and differences between the languages, using the translator as a vehicle</text:p>
              </text:list-item>
              <text:list-item>
                <text:p>Written in Lua</text:p>
              </text:list-item>
              <text:list-item>
                <text:p>Git - <text:a xlink:href="http://github.com/Dockheas23/scheme2lua">http://github.com/Dockheas23/scheme2lua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3T3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Language Features</text:p>
          </draw:text-box>
        </draw:frame>
        <draw:frame presentation:style-name="pr4" draw:layer="layout" svg:width="12.296cm" svg:height="13.86cm" svg:x="1.4cm" svg:y="4.914cm" presentation:class="outline" presentation:user-transformed="true">
          <draw:text-box>
            <text:p><text:span text:style-name="T2">Scheme</text:span></text:p>
            <text:list text:style-name="L2">
              <text:list-item>
                <text:p>Data structure: List</text:p>
              </text:list-item>
              <text:list-item>
                <text:p>First class functions</text:p>
              </text:list-item>
              <text:list-item>
                <text:p>Functional</text:p>
              </text:list-item>
              <text:list-item>
                <text:p>Expression-based</text:p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p><text:span text:style-name="T3">Lua</text:span></text:p>
            <text:list text:style-name="L2">
              <text:list-item>
                <text:p>Data structure: Table</text:p>
              </text:list-item>
              <text:list-item>
                <text:p>First class functions</text:p>
              </text:list-item>
              <text:list-item>
                <text:p>Imperative</text:p>
              </text:list-item>
              <text:list-item>
                <text:p>Expressions and state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3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Approaches</text:p>
          </draw:text-box>
        </draw:frame>
        <draw:frame presentation:style-name="pr4" draw:text-style-name="P1" draw:layer="layout" svg:width="12.296cm" svg:height="13.895cm" svg:x="1.4cm" svg:y="4.914cm" presentation:class="outline" presentation:user-transformed="true">
          <draw:text-box>
            <text:p text:style-name="P1"><text:span text:style-name="T3">Human</text:span><text:span text:style-name="T4"> </text:span><text:span text:style-name="T5">(“le mot juste”)</text:span></text:p>
            <text:list text:style-name="L2">
              <text:list-item>
                <text:p text:style-name="P2">Flexible</text:p>
              </text:list-item>
              <text:list-item>
                <text:p text:style-name="P2">Handles exceptions</text:p>
              </text:list-item>
              <text:list-item>
                <text:p text:style-name="P2">Very precise and efficient</text:p>
              </text:list-item>
              <text:list-item>
                <text:p text:style-name="P2">Requires substantial experience and intelligence</text:p>
              </text:list-item>
              <text:list-item>
                <text:p text:style-name="P2">Difficult to implement</text:p>
              </text:list-item>
            </text:list>
          </draw:text-box>
        </draw:frame>
        <draw:frame presentation:style-name="pr4" draw:layer="layout" svg:width="12.296cm" svg:height="13.86cm" svg:x="14.311cm" svg:y="4.914cm" presentation:class="outline" presentation:user-transformed="true">
          <draw:text-box>
            <text:p><text:span text:style-name="T3">Structured</text:span></text:p>
            <text:list text:style-name="L2">
              <text:list-item>
                <text:p>Abstract</text:p>
              </text:list-item>
              <text:list-item>
                <text:p>Uniform</text:p>
              </text:list-item>
              <text:list-item>
                <text:p>Library-based</text:p>
              </text:list-item>
              <text:list-item>
                <text:p>Object Oriented</text:p>
              </text:list-item>
              <text:list-item>
                <text:p>Less efficient</text:p>
              </text:list-item>
              <text:list-item>
                <text:p>Easier to impl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4T14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Benchmark 1 – Prime Numbers</text:p>
          </draw:text-box>
        </draw:frame>
        <draw:frame draw:name="Object 1" draw:style-name="gr2" draw:layer="layout" svg:width="25.199cm" svg:height="6.61cm" svg:x="1.4cm" svg:y="4.914cm" presentation:class="tabl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6" draw:layer="layout" svg:width="25.199cm" svg:height="7.831cm" svg:x="1.4cm" svg:y="12.153cm" presentation:class="outline" presentation:user-transformed="true">
          <draw:text-box>
            <text:list text:style-name="L2">
              <text:list-item>
                <text:p>Naive algorithm</text:p>
              </text:list-item>
              <text:list-item>
                <text:p>For each number k, checks if prime by trying to divide every number from 2 to k</text:p>
              </text:list-item>
              <text:list-item>
                <text:p>Stops when n primes have been printed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4T14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Benchmark 2 – List Based Primes </text:p>
          </draw:text-box>
        </draw:frame>
        <draw:frame draw:name="Object 1" draw:style-name="gr2" draw:layer="layout" svg:width="25.199cm" svg:height="6.61cm" svg:x="1.4cm" svg:y="4.914cm" presentation:class="tabl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8" draw:layer="layout" svg:width="25.199cm" svg:height="6.565cm" svg:x="1.4cm" svg:y="12.153cm" presentation:class="outline" presentation:user-transformed="true">
          <draw:text-box>
            <text:p text:style-name="P3"><text:span text:style-name="T6">(display (Filter isPrime (Range 2 n)))</text:span></text:p>
            <text:p text:style-name="P3"><text:span text:style-name="T6"/></text:p>
            <text:list text:style-name="L2">
              <text:list-item>
                <text:p>Lua version failed due to stack overflow</text:p>
              </text:list-item>
              <text:list-item>
                <text:p>Scm version failed due to segmentation fau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Further Wor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mplement more Scheme functions</text:p>
              </text:list-item>
              <text:list-item>
                <text:p>Full support of Scheme number syntax</text:p>
              </text:list-item>
              <text:list-item>
                <text:p>Continuations</text:p>
              </text:list-item>
              <text:list-item>
                <text:p>Refine and improve efficiency of generated code</text:p>
              </text:list-item>
              <text:list-item>
                <text:p>Improve indenting/readability of generated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1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5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112cm" svg:height="1.484cm" svg:x="11.88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112cm" svg:height="1.484cm" svg:x="11.887cm" svg:y="28.215cm" presentation:class="page-number">
          <draw:text-box>
            <text:p text:style-name="MP7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24T15:04:38</meta:creation-date>
    <meta:editing-duration>PT02H51M00S</meta:editing-duration>
    <meta:editing-cycles>5</meta:editing-cycles>
    <dc:date>2010-03-25T02:31:22</dc:date>
    <meta:generator>OpenOffice.org/3.1$Unix OpenOffice.org_project/310m19$Build-9420</meta:generator>
    <dc:creator>George Boyle</dc:creator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71cm"/>
    </style:style>
    <style:style style:name="co2" style:family="table-column">
      <style:table-column-properties fo:break-before="auto" style:column-width="3.493cm"/>
    </style:style>
    <style:style style:name="ro1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7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 fo:border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1023" table:default-cell-style-name="ce5"/>
        <table:table-row table:style-name="ro1">
          <table:table-cell table:style-name="ce1"/>
          <table:table-cell table:style-name="ce1" office:value-type="string">
            <text:p>lua</text:p>
          </table:table-cell>
          <table:table-cell table:style-name="ce1" office:value-type="string">
            <text:p>luaJIT</text:p>
          </table:table-cell>
          <table:table-cell table:style-name="ce1" office:value-type="string">
            <text:p>scm</text:p>
          </table:table-cell>
          <table:table-cell table:style-name="ce2" table:number-columns-repeated="1020"/>
        </table:table-row>
        <table:table-row table:style-name="ro1">
          <table:table-cell table:style-name="ce1" office:value-type="string">
            <text:p>First 1000 Primes</text:p>
          </table:table-cell>
          <table:table-cell table:style-name="ce3" office:value-type="time" office:time-value="PT00H00M16S">
            <text:p>00:16</text:p>
          </table:table-cell>
          <table:table-cell table:style-name="ce3" office:value-type="time" office:time-value="PT00H00M09S">
            <text:p>00:09</text:p>
          </table:table-cell>
          <table:table-cell table:style-name="ce3" office:value-type="time" office:time-value="PT00H00M02S">
            <text:p>00:0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First 2000 Primes</text:p>
          </table:table-cell>
          <table:table-cell table:style-name="ce3" office:value-type="time" office:time-value="PT00H01M13S">
            <text:p>01:13</text:p>
          </table:table-cell>
          <table:table-cell table:style-name="ce3" office:value-type="time" office:time-value="PT00H00M41S">
            <text:p>00:41</text:p>
          </table:table-cell>
          <table:table-cell table:style-name="ce3" office:value-type="time" office:time-value="PT00H00M09S">
            <text:p>00: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First 5000 Primes</text:p>
          </table:table-cell>
          <table:table-cell table:style-name="ce3" office:value-type="time" office:time-value="PT00H08M26S">
            <text:p>08:26</text:p>
          </table:table-cell>
          <table:table-cell table:style-name="ce3" office:value-type="time" office:time-value="PT00H04M49S">
            <text:p>04:49</text:p>
          </table:table-cell>
          <table:table-cell table:style-name="ce3" office:value-type="time" office:time-value="PT00H01M02S">
            <text:p>01:02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I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4">24/03/2010</text:date>, <text:time>16:0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6cm"/>
    </style:style>
    <style:style style:name="ro1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ff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1023" table:default-cell-style-name="ce5"/>
        <table:table-row table:style-name="ro1">
          <table:table-cell table:style-name="ce1"/>
          <table:table-cell table:style-name="ce1" office:value-type="string">
            <text:p>lua</text:p>
          </table:table-cell>
          <table:table-cell table:style-name="ce1" office:value-type="string">
            <text:p>luaJIT</text:p>
          </table:table-cell>
          <table:table-cell table:style-name="ce1" office:value-type="string">
            <text:p>scm</text:p>
          </table:table-cell>
          <table:table-cell table:style-name="ce2" table:number-columns-repeated="1020"/>
        </table:table-row>
        <table:table-row table:style-name="ro1">
          <table:table-cell table:style-name="ce1" office:value-type="string">
            <text:p>Primes Up To 10000</text:p>
          </table:table-cell>
          <table:table-cell table:style-name="ce3" office:value-type="time" office:time-value="PT00H00M37S">
            <text:p>00:37</text:p>
          </table:table-cell>
          <table:table-cell table:style-name="ce3" office:value-type="time" office:time-value="PT00H00M16S">
            <text:p>00:16</text:p>
          </table:table-cell>
          <table:table-cell table:style-name="ce3" office:value-type="time" office:time-value="PT00H00M03S">
            <text:p>00: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rimes Up To 20000</text:p>
          </table:table-cell>
          <table:table-cell table:style-name="ce4" office:value-type="string">
            <text:p>FAIL</text:p>
          </table:table-cell>
          <table:table-cell table:style-name="ce3" office:value-type="time" office:time-value="PT00H01M13S">
            <text:p>01:13</text:p>
          </table:table-cell>
          <table:table-cell table:style-name="ce4" office:value-type="string">
            <text:p>FAIL</text:p>
          </table:table-cell>
          <table:table-cell table:number-columns-repeated="1020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I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5">25/03/2010</text:date>, <text:time>02:3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